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2.1846in"/>
    </style:style>
    <style:style style:name="co5" style:family="table-column">
      <style:table-column-properties fo:break-before="auto" style:column-width="0.6791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2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/../SillyPack/SillyPacks.xlsx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/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/Make-Setting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Default" office:value-type="string" calcext:value-type="string">
            <text:p>http://ftp.pigwa.net/stuff/parties/prods/Silly_Venture,2023.08.17-20,Gdansk,Poland/</text:p>
          </table:table-cell>
          <table:table-cell table:style-name="ce2" office:value-type="string" calcext:value-type="string">
            <text:p>TODO</text:p>
          </table:table-cell>
          <table:table-cell/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span text:style-name="T1"><text:a xlink:href="https://files.scene.org/browse/parties/2023/sillyventure23/" xlink:type="simple">https://files.scene.org/browse/parties/2023/sillyventure23/</text:a></text:span></text:p>
          </table:table-cell>
          <table:table-cell table:style-name="ce2" office:value-type="string" calcext:value-type="string">
            <text:p>TODO</text:p>
          </table:table-cell>
          <table:table-cell/>
          <table:table-cell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LYVENTURE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\menu\SillyMenu-CMC-Module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1" table:number-columns-repeated="1015" table:default-cell-style-name="ce7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EXIT KEY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Typ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mory</text:p>
          </table:table-cell>
          <table:table-cell table:style-name="ce17" office:value-type="string" calcext:value-type="string">
            <text:p>Comment</text:p>
          </table:table-cell>
          <table:table-cell table:style-name="ce17" table:number-columns-repeated="1014"/>
        </table:table-row>
        <table:table-row table:style-name="ro1">
          <table:table-cell table:style-name="ce21" office:value-type="string" calcext:value-type="string">
            <text:p>BONUS:README</text:p>
          </table:table-cell>
          <table:table-cell table:number-columns-repeated="2" table:style-name="ce15" office:value-type="string" calcext:value-type="string">
            <text:p>TODO</text:p>
          </table:table-cell>
          <table:table-cell table:style-name="ce11" office:value-type="string" calcext:value-type="string">
            <text:p>ESC, LEF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2];1;FIND(&quot;:&quot;;[.A2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1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];1;FIND(&quot;:&quot;;[.A3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2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4];1;FIND(&quot;:&quot;;[.A4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PPS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5];1;FIND(&quot;:&quot;;[.A5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XEE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6];1;FIND(&quot;:&quot;;[.A6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DONTSTEP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7];1;FIND(&quot;:&quot;;[.A7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ELFTES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8];1;FIND(&quot;:&quot;;[.A8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number-columns-repeated="1014"/>
        </table:table-row>
        <table:table-row table:style-name="ro1">
          <table:table-cell table:style-name="ce21" office:value-type="string" calcext:value-type="string">
            <text:p>GFX:DAW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9];1;FIND(&quot;:&quot;;[.A9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ARAMAIC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0];1;FIND(&quot;:&quot;;[.A10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LOVELYM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1];1;FIND(&quot;:&quot;;[.A11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ICEDEAR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2];1;FIND(&quot;:&quot;;[.A12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YBERCA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3];1;FIND(&quot;:&quot;;[.A13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OSMICSH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4];1;FIND(&quot;:&quot;;[.A14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PRICKUP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5];1;FIND(&quot;:&quot;;[.A15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DREAMOFF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6];1;FIND(&quot;:&quot;;[.A16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RYLIS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7];1;FIND(&quot;:&quot;;[.A17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1" office:value-type="string" calcext:value-type="string">
            <text:p>MSX:DARKMOON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8];1;FIND(&quot;:&quot;;[.A18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KILLRABB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19];1;FIND(&quot;:&quot;;[.A19];4)-1)" office:value-type="string" office:string-value="GAME256" calcext:value-type="string">
            <text:p>GAME256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SKARB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20];1;FIND(&quot;:&quot;;[.A20];4)-1)" office:value-type="string" office:string-value="GAME256" calcext:value-type="string">
            <text:p>GAME256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ADOOM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1];1;FIND(&quot;:&quot;;[.A2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GREEDYBA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22];1;FIND(&quot;:&quot;;[.A22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DARKCITY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23];1;FIND(&quot;:&quot;;[.A23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ROBOMINI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4];1;FIND(&quot;:&quot;;[.A24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5];1;FIND(&quot;:&quot;;[.A25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6];1;FIND(&quot;:&quot;;[.A26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7];1;FIND(&quot;:&quot;;[.A27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8];1;FIND(&quot;:&quot;;[.A28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TETRIS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29];1;FIND(&quot;:&quot;;[.A29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0];1;FIND(&quot;:&quot;;[.A30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1];1;FIND(&quot;:&quot;;[.A3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COLORSI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2];1;FIND(&quot;:&quot;;[.A32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FLIGH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3];1;FIND(&quot;:&quot;;[.A33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ETERNALS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4];1;FIND(&quot;:&quot;;[.A34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ATARI3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5];1;FIND(&quot;:&quot;;[.A35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SV23WEI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6];1;FIND(&quot;:&quot;;[.A36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INCOMPLE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7];1;FIND(&quot;:&quot;;[.A37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THEDUEL</text:p>
          </table:table-cell>
          <table:table-cell table:number-columns-repeated="2" table:style-name="ce15" office:value-type="string" calcext:value-type="string">
            <text:p>TODO</text:p>
          </table:table-cell>
          <table:table-cell table:style-name="ce11" office:value-type="string" calcext:value-type="string">
            <text:p>ESC, LEF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38];1;FIND(&quot;:&quot;;[.A38];4)-1)" office:value-type="string" office:string-value="WILD" calcext:value-type="string">
            <text:p>WILD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teps Required</text:p>
          </table:table-cell>
          <table:table-cell table:style-name="ce6" table:formula="of:=ROWS(STEPS)*COLUMNS(STEPS)"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Not done</text:p>
          </table:table-cell>
          <table:table-cell table:style-name="ce6" table:formula="of:=COUNTIF(STEPS;&quot;&quot;)+COUNTIF(STEPS;&quot;TODO&quot;)" office:value-type="float" office:value="79" calcext:value-type="float">
            <text:p>79</text:p>
          </table:table-cell>
          <table:table-cell table:style-name="ce2"/>
          <table:table-cell table:number-columns-repeated="4"/>
          <table:table-cell table:style-name="ce2"/>
          <table:table-cell table:number-columns-repeated="1016"/>
        </table:table-row>
        <table:table-row table:style-name="ro1">
          <table:table-cell table:style-name="ce1" office:value-type="string" calcext:value-type="string">
            <text:p>Steps Not OK</text:p>
          </table:table-cell>
          <table:table-cell table:style-name="ce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Done</text:p>
          </table:table-cell>
          <table:table-cell table:style-name="ce10" table:formula="of:=1-[.B41]/[.B40]" office:value-type="percentage" office:value="0.561111111111111" calcext:value-type="percentage">
            <text:p>56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Available</text:p>
          </table:table-cell>
          <table:table-cell table:style-name="ce6" table:formula="of:=ROWS(STEPS)" office:value-type="float" office:value="36" calcext:value-type="float">
            <text:p>36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6" table:formula="of:=COUNTIF([.H1:.H38];&quot;NO&quot;)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TODO</text:p>
          </table:table-cell>
          <table:table-cell table:style-name="ce6" table:formula="of:=COUNTIF([.H2:.H39];&quot;YES&quot;)" office:value-type="float" office:value="17" calcext:value-type="float">
            <text:p>17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10" table:formula="of:=1-[.B46]/[.B44]" office:value-type="percentage" office:value="0.527777777777778" calcext:value-type="percentage">
            <text:p>53%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37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onuses</text:p>
          </table:table-cell>
          <table:table-cell table:style-name="ce2" table:formula="of:=COUNTIF([$Entries.G$1:$Entries.G$1048576];&quot;BONUS&quot;)-1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ongs</text:p>
          </table:table-cell>
          <table:table-cell table:style-name="ce2" table:formula="of:=COUNTIF([$Entries.G$1:$Entries.G$1048576];&quot;MS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raphics</text:p>
          </table:table-cell>
          <table:table-cell table:style-name="ce2" table:formula="of:==COUNTIF([$Entries.G$1:$Entries.G$1048576];&quot;ATASCII&quot;)+COUNTIF([$Entries.G$1:$Entries.G$1048576];&quot;GFX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ntros</text:p>
          </table:table-cell>
          <table:table-cell table:style-name="ce2" table:formula="of:=COUNTIF([$Entries.G$1:$Entries.G$1048576];&quot;INTRO256&quot;)+COUNTIF([$Entries.G$1:$Entries.G$1048576];&quot;INTRO16K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mos</text:p>
          </table:table-cell>
          <table:table-cell table:style-name="ce2" table:formula="of:=COUNTIF([$Entries.G$1:$Entries.G$1048576];&quot;DEMO&quot;)+COUNTIF([$Entries.G$1:$Entries.G$1048576];&quot;DEMOVBXE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ames</text:p>
          </table:table-cell>
          <table:table-cell table:style-name="ce2" table:formula="of:=COUNTIF([$Entries.G$1:$Entries.G$1048576];&quot;GAME&quot;)+COUNTIF([$Entries.G$1:$Entries.G$1048576];&quot;GAME256&quot;)" office:value-type="float" office:value="13" calcext:value-type="float">
            <text:p>13</text:p>
          </table:table-cell>
          <table:table-cell/>
          <table:table-cell table:style-name="ce16"/>
          <table:table-cell table:number-columns-repeated="60"/>
        </table:table-row>
        <table:table-row table:style-name="ro1">
          <table:table-cell table:style-name="ce2" office:value-type="string" calcext:value-type="string">
            <text:p>Wilds</text:p>
          </table:table-cell>
          <table:table-cell table:style-name="ce2" table:formula="of:=COUNTIF([$Entries.G$1:$Entries.G$1048576];&quot;WILD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8])" office:value-type="float" office:value="36" calcext:value-type="float">
            <text:p>36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37"/>
      </table:named-expressions>
      <table:database-ranges>
        <table:database-range table:name="__Anonymous_Sheet_DB__1" table:target-range-address="Entries.A1:Entries.G3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 style:data-style-name="N2" text:time-value="13:29:19.0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0T14:29:43.312000000</dc:date>
    <meta:editing-cycles>771</meta:editing-cycles>
    <meta:editing-duration>P12DT5H21M17S</meta:editing-duration>
    <meta:generator>LibreOffice/7.1.5.2$Windows_x86 LibreOffice_project/85f04e9f809797b8199d13c421bd8a2b025d52b5</meta:generator>
    <meta:document-statistic meta:table-count="3" meta:cell-count="430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